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Footnote">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Standard">The Archival Business Systems (ABS) section of the Operations &amp; Preservation branch is responsible for developing and maintaining the National Archives' Digital Archive. Identified in key Corporate Priority 2<text:note text:id="ftn1" text:note-class="footnote"><text:note-citation>1</text:note-citation><text:note-body><text:p text:style-name="Footnote">http://infonet/organisation/corporate-plan.asp#6</text:p></text:note-body></text:note>, this is recognised as a requirement for fulfilling obligations under the Archives Act.</text:p>
      <text:p text:style-name="Standard"/>
      <text:p text:style-name="Standard">ABS manages the Digital Archive, which is comprised of several computer and storage networks, running the Digital Preservation Software Platform (DPSP). DPSP is developed by ABS, is licensed under the GNU General Public License<text:note text:id="ftn2" text:note-class="footnote"><text:note-citation>2</text:note-citation><text:note-body><text:p text:style-name="Footnote">http://www.gnu.org/licenses/gpl.html</text:p></text:note-body></text:note> (GPL) and released as Free and Open Source Software (FOSS). Our choice of an open source development methodology has enabled our small team to create large and sophisticated software products by building on existing open source code. In addition it has enabled collaboration with other institutions and opened the door to external contributions.</text:p>
      <text:p text:style-name="Standard"/>
      <text:p text:style-name="Standard">At present, the DPSP includes the following products:</text:p>
      <text:list xml:id="list793958314" text:style-name="L1">
        <text:list-item>
          <text:p text:style-name="P4">Xena</text:p>
        </text:list-item>
        <text:list-item>
          <text:p text:style-name="P4">Digital Preservation Recorder</text:p>
        </text:list-item>
        <text:list-item>
          <text:p text:style-name="P4">Manifest Maker</text:p>
        </text:list-item>
        <text:list-item>
          <text:p text:style-name="P4">Checksum Checker</text:p>
        </text:list-item>
      </text:list>
      <text:p text:style-name="Standard"/>
      <text:p text:style-name="Standard">The ABS development team consists of six full time staff members, including:</text:p>
      <text:list xml:id="list1614691246" text:style-name="L2">
        <text:list-item>
          <text:p text:style-name="P5">Technical Manager</text:p>
        </text:list-item>
        <text:list-item>
          <text:p text:style-name="P5">Systems Administrator</text:p>
        </text:list-item>
        <text:list-item>
          <text:p text:style-name="P5">Software Product Manager</text:p>
        </text:list-item>
        <text:list-item>
          <text:p text:style-name="P5">Technical writer and tester</text:p>
        </text:list-item>
        <text:list-item>
          <text:p text:style-name="P5">2 x Java developer</text:p>
        </text:list-item>
      </text:list>
      <text:p text:style-name="Standard"/>
      <text:p text:style-name="Standard">In order to best “secure government investment in the solutions to manage, preserve and provide access to digital information,”<text:note text:id="ftn0" text:note-class="footnote"><text:note-citation>3</text:note-citation><text:note-body><text:p text:style-name="Footnote">http://infonet/organisation/corporate-plan.asp#6</text:p></text:note-body></text:note> ABS implements several important computing principles. These include using open technologies and avoiding proprietary systems, both of which help mitigate against the loss of records. By using open systems, ABS is able to best control the storage environment and help ensure the long term access to digital records.</text:p>
      <text:p text:style-name="Standard"/>
      <text:p text:style-name="P2">Development</text:p>
      <text:p text:style-name="Standard">DPSP has been specifically designed to be cross platform, and as such Java was chosen as the programming platform<text:note text:id="ftn3" text:note-class="footnote"><text:note-citation>4</text:note-citation><text:note-body><text:p text:style-name="Footnote">ManifestMaker is the exception being written in Python, although this is also cross platform</text:p></text:note-body></text:note>. The team builds on top of OpenJDK<text:note text:id="ftn4" text:note-class="footnote"><text:note-citation>5</text:note-citation><text:note-body><text:p text:style-name="Footnote">http://openjdk.java.net/</text:p></text:note-body></text:note> and uses Eclipse<text:note text:id="ftn5" text:note-class="footnote"><text:note-citation>6</text:note-citation><text:note-body><text:p text:style-name="Footnote">http://eclipse.org/</text:p></text:note-body></text:note> as its primary development tool. Being a FOSS project and following a open source development model, DPSP itself relies heavily upon over one hundred third party FOSS libraries for various bits of functionality. Similarly, DPSP also utilises several complete FOSS applications, including OpenOffice.org, ClamAV, ImageMagick and PostgreSQL. All team members are required to install, evaluate and implement new libraries and software as a part of their work.</text:p>
      <text:p text:style-name="Standard"/>
      <text:p text:style-name="Standard">The tools ABS uses to develop DPSP are all free and open source and due to the nature of developing FOSS applications, the primary development platform is Linux. However, ABS is also responsible for releasing versions of this software for various flavours of Windows, OS X, Solaris and BSD variants. As such, the section makes use of a wide range of computer systems, which <text:soft-page-break/>include Apple computers, and also makes heavy use of virtual machine technology.</text:p>
      <text:p text:style-name="Standard"/>
      <text:p text:style-name="Standard">The development of DPSP is managed via an external service on SourceForge.net<text:note text:id="ftn6" text:note-class="footnote"><text:note-citation>7</text:note-citation><text:note-body><text:p text:style-name="Footnote">http://sourceforge.net/about</text:p></text:note-body></text:note> (SF), a free system for FOSS projects. SF not only hosts the packaged releases of DPSP components, but also (most importantly) the source code for the project which is managed via the Git source code version control system<text:note text:id="ftn7" text:note-class="footnote"><text:note-citation>8</text:note-citation><text:note-body><text:p text:style-name="Footnote">http://git-scm.com/</text:p></text:note-body></text:note>. SF also acts as a support hub with a bug and feature request tracker, wiki, and websites. Access to these services, along with the Linux-based development environment, is critical for the continuing operation of the digital archive.</text:p>
      <text:p text:style-name="Standard"/>
      <text:p text:style-name="P2">Computer systems</text:p>
      <text:p text:style-name="P1">ABS makes use of several computer systems, all of which are managed by section staff without burdening ICT. These include laptops, workstations and servers, all of which will require replacement every few years.</text:p>
      <text:p text:style-name="P1"/>
      <text:p text:style-name="Standard"><text:span text:style-name="T1">As recognised in the ICT program of work document (R838792010), these ABS computers are essential to the work of the section, without which the staff would be unable to meet their work obligations:<text:line-break/><text:line-break/>"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1">"</text:span><text:span text:style-name="T1"><text:note text:id="ftn8" text:note-class="footnote"><text:note-citation>9</text:note-citation><text:note-body><text:p text:style-name="P3">R838792010</text:p></text:note-body></text:note></text:span><text:span text:style-name="T1"><text:line-break/></text:span></text:p>
      <text:p text:style-name="P1">Laptops currently utilised by ABS include:</text:p>
      <text:p text:style-name="P1">Asus netbook x 2</text:p>
      <text:p text:style-name="P1">Apple Macbook Pro x 2</text:p>
      <text:p text:style-name="P1">Dell Precision M70 x 3</text:p>
      <text:p text:style-name="P1"/>
      <text:p text:style-name="P1">Although all of these laptops are out of warranty, only the MacBook Pros and Dell M70s are scheduled for replacement in 2010-2011 financial year.</text:p>
      <text:p text:style-name="P1"/>
      <text:p text:style-name="P1">The MacBook Pros are primarily used by the two software developers for the development of DPSP on OS X, and for work off-site which is required from time to time. The Dell Precision laptops are used by the tester and system administrator, while the netbooks are primarily used by those speaking about and demonstrating DPSP at meetings and conferences both here and overseas.</text:p>
      <text:p text:style-name="P1"/>
      <text:p text:style-name="P1">As mentioned above, these laptops are used for a variety of reasons within ABS, and run specific software to meet these needs. They are used not only for development work, but also for administering the Digital Archive, giving demonstrations of DPSP, training, and presenting at conferences both in Australia and overseas. These laptops are used to support our development as discussed above, and run Linux and the full DPSP development platform. As such, ABS requires full control over not only the operating system, but the software they run and the manner in which they are used.</text:p>
      <text:p text:style-name="P1"/>
      <text:p text:style-name="P1">In addition to the laptops, ABS staff each have an additional workstation on their desktop. These will also need to be replaced in time, and are also mentioned in the ICT <text:s/>program of work document:</text:p>
      <text:p text:style-name="P1"><text:line-break/>"In addition to their NAA desktop PCs, each member of the Digital Preservation development team <text:soft-page-break/>makes use of a high end PC workstation for software and systems development and testing. These machines are essential to the development and testing of digital preservation software and their manufacturer's warranty will have expired in 2012. They will need to be replaced."<text:note text:id="ftn9" text:note-class="footnote"><text:note-citation>10</text:note-citation><text:note-body><text:p text:style-name="P3">R838792010</text:p></text:note-body></text:note><text:line-break/></text:p>
      <text:p text:style-name="P1">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free and open source software, as mentioned above.</text:p>
      <text:p text:style-name="P1"/>
      <text:p text:style-name="P1">These machines are generally the highest specification available at the time of purchase, as they are used for processor, memory, and disk I/O intensive purposes. Writing, compiling,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B sized objects. Generally speaking, the more CPU cores and memory these workstations have, the more efficient the development process becomes. Similarly, all of these machines make use of large dual screens as staff are required to monitor several applications screens simultaneously.</text:p>
      <text:p text:style-name="P1"/>
      <text:p text:style-name="P1">As Digital Preservation develops software applications for multiple platforms, high computing performance is an essential requirement. Each ABS staff member is required to perform overlapping functions as a part of this section. For example, everyone is required to have access to the source code, to compile and test the applications and should have in-depth knowledge of the Digital Archive.</text:p>
      <text:p text:style-name="P1"/>
      <text:p text:style-name="P1"/>
      <text:p text:style-name="P2">Conclusion</text:p>
      <text:p text:style-name="P1">In order to meet Strategic Priority 2, ABS has a requirement for several independent computer systems under their control. These systems are required to run specific, custom software to enable the section to successfully carry out their duties of preserving digital records for the Commonweal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3T09:41:28</meta:creation-date>
    <meta:editing-duration>P0D</meta:editing-duration>
    <meta:editing-cycles>1</meta:editing-cycles>
    <meta:generator>OpenOffice.org/3.3$Unix OpenOffice.org_project/330m13$Build-9539</meta:generator>
    <meta:document-statistic meta:table-count="0" meta:image-count="0" meta:object-count="0" meta:page-count="3" meta:paragraph-count="46" meta:word-count="1250" meta:character-count="8061"/>
  </office:meta>
</office:document-meta>
</file>